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000000022299043CB8313294B.png" manifest:media-type="image/png"/>
  <manifest:file-entry manifest:full-path="Pictures/10000000000002F00000003DEB79E9C260D951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draw:textarea-vertical-align="top" fo:min-height="7.969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32pt" fo:font-style="normal" style:font-size-asian="32pt" style:font-style-asian="normal" style:font-size-complex="32pt" style:font-style-complex="normal"/>
    </style:style>
    <style:style style:name="P6" style:family="paragraph">
      <style:text-properties fo:font-size="36pt" fo:font-style="normal" style:font-size-asian="36pt" style:font-style-asian="normal" style:font-size-complex="36pt" style:font-style-complex="normal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tyle-asian="italic" style:font-name-complex="inheri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complex="inheri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7243a" style:text-outline="false" style:text-line-through-style="none" style:text-line-through-type="none" style:font-name="inherit" fo:font-size="36pt" fo:font-style="normal" fo:text-shadow="none" style:text-underline-style="none" fo:font-weight="normal" style:letter-kerning="true" style:font-size-asian="36pt" style:font-style-asian="normal" style:font-name-complex="inherit" style:font-size-complex="36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OPENBOX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pan text:style-name="T1">Open Requitment PLUGIN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2">Window Manager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 text:style-name="P4"><text:span text:style-name="T3">Window Manager </text:span><text:span text:style-name="T4">adalah sebuah </text:span><text:span text:style-name="T3">software </text:span><text:span text:style-name="T4">untuk </text:span><text:span text:style-name="T4">sistem operasi yang mengatur tata letak jendela </text:span><text:span text:style-name="T4">program juga bisa dikatakan adalah tulang </text:span><text:span text:style-name="T4">punggung (</text:span><text:span text:style-name="T3">backbone</text:span><text:span text:style-name="T4">) </text:span><text:span text:style-name="T3">Desktop Environmen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text:style-name="P4"><text:span text:style-name="T5">Desktop Environment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 text:style-name="P4"><text:span text:style-name="T6">Desktop Environment adalah suatu kumpulan </text:span><text:span text:style-name="T6">program yang terangkum bersama untuk </text:span><text:span text:style-name="T6">menciptakan ruang kerja bersama dengan </text:span><text:span text:style-name="T6">Window Manage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5" draw:layer="layout" svg:width="25.199cm" svg:height="9.8cm" svg:x="1.4cm" svg:y="4.6cm" presentation:class="outline" presentation:user-transformed="true">
          <draw:text-box>
            <text:p text:style-name="P4"><text:span text:style-name="T7">Openbox merupakan manajer jendela standar </text:span><text:span text:style-name="T7">pada LXDE dan digunakan pada distro Linux </text:span><text:span text:style-name="T7">seperti CrunchBang Linux, ArchBang, Lubuntu, </text:span><text:span text:style-name="T7">TinyMe dan Trisquel Mini.</text:span></text:p>
          </draw:text-box>
        </draw:frame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8">Openbox Window Manag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Kebutuhan Openbox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bconf</text:p>
              </text:list-item>
              <text:list-item>
                <text:p>Obmenu</text:p>
              </text:list-item>
              <text:list-item>
                <text:p>Nitrogen</text:p>
              </text:list-item>
              <text:list-item>
                <text:p>Tint2</text:p>
              </text:list-item>
              <text:list-item>
                <text:p>Obmenu-generat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text:style-name="P1">Instalation</text:p>
          </draw:text-box>
        </draw:frame>
        <draw:custom-shape draw:style-name="gr2" draw:text-style-name="P7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8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inherit" svg:font-family="inherit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6:02:02.650766114</meta:creation-date>
    <meta:editing-duration>PT2H22M52S</meta:editing-duration>
    <meta:editing-cycles>8</meta:editing-cycles>
    <meta:generator>LibreOffice/6.1.3.2$Linux_X86_64 LibreOffice_project/10$Build-2</meta:generator>
    <dc:title>Classy Red</dc:title>
    <dc:date>2018-12-08T03:03:47.372751323</dc:date>
    <meta:document-statistic meta:object-count="63"/>
  </office:meta>
</office:document-meta>
</file>